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67d9" officeooo:paragraph-rsid="001f67d9"/>
    </style:style>
    <style:style style:name="P2" style:family="paragraph" style:parent-style-name="Standard">
      <style:text-properties officeooo:rsid="001f7b84" officeooo:paragraph-rsid="001f7b84"/>
    </style:style>
    <style:style style:name="P3" style:family="paragraph" style:parent-style-name="Standard">
      <style:text-properties officeooo:rsid="001f7b84" officeooo:paragraph-rsid="001f9d86"/>
    </style:style>
    <style:style style:name="P4" style:family="paragraph" style:parent-style-name="Standard">
      <style:text-properties officeooo:rsid="001f7b84" officeooo:paragraph-rsid="002c867f"/>
    </style:style>
    <style:style style:name="P5" style:family="paragraph" style:parent-style-name="Standard">
      <style:text-properties officeooo:rsid="001f9d86" officeooo:paragraph-rsid="001f9d86"/>
    </style:style>
    <style:style style:name="P6" style:family="paragraph" style:parent-style-name="Standard">
      <style:text-properties officeooo:rsid="00216593" officeooo:paragraph-rsid="00216593"/>
    </style:style>
    <style:style style:name="P7" style:family="paragraph" style:parent-style-name="Standard">
      <style:text-properties officeooo:rsid="0023f055" officeooo:paragraph-rsid="0023f055"/>
    </style:style>
    <style:style style:name="P8" style:family="paragraph" style:parent-style-name="Standard">
      <style:text-properties officeooo:rsid="0023f055" officeooo:paragraph-rsid="0035dd70"/>
    </style:style>
    <style:style style:name="P9" style:family="paragraph" style:parent-style-name="Standard">
      <style:text-properties officeooo:rsid="00266824" officeooo:paragraph-rsid="00266824"/>
    </style:style>
    <style:style style:name="P10" style:family="paragraph" style:parent-style-name="Standard">
      <style:text-properties officeooo:rsid="002a9500" officeooo:paragraph-rsid="002a9500"/>
    </style:style>
    <style:style style:name="P11" style:family="paragraph" style:parent-style-name="Standard">
      <style:text-properties officeooo:rsid="002bc0b1" officeooo:paragraph-rsid="002bc0b1"/>
    </style:style>
    <style:style style:name="P12" style:family="paragraph" style:parent-style-name="Standard">
      <style:text-properties officeooo:rsid="002d0c6d" officeooo:paragraph-rsid="002d0c6d"/>
    </style:style>
    <style:style style:name="P13" style:family="paragraph" style:parent-style-name="Standard">
      <style:text-properties officeooo:rsid="002d0c6d" officeooo:paragraph-rsid="002d4acf"/>
    </style:style>
    <style:style style:name="P14" style:family="paragraph" style:parent-style-name="Standard">
      <style:text-properties officeooo:rsid="002d0c6d" officeooo:paragraph-rsid="0035bb8a"/>
    </style:style>
    <style:style style:name="P15" style:family="paragraph" style:parent-style-name="Standard">
      <style:text-properties officeooo:rsid="002d4acf" officeooo:paragraph-rsid="002d4acf"/>
    </style:style>
    <style:style style:name="P16" style:family="paragraph" style:parent-style-name="Standard">
      <style:text-properties officeooo:rsid="002d4acf" officeooo:paragraph-rsid="002e03c4"/>
    </style:style>
    <style:style style:name="P17" style:family="paragraph" style:parent-style-name="Standard">
      <style:text-properties officeooo:rsid="002e03c4" officeooo:paragraph-rsid="002e03c4"/>
    </style:style>
    <style:style style:name="P18" style:family="paragraph" style:parent-style-name="Standard">
      <style:text-properties officeooo:rsid="002e03c4" officeooo:paragraph-rsid="002efa39"/>
    </style:style>
    <style:style style:name="P19" style:family="paragraph" style:parent-style-name="Standard">
      <style:text-properties officeooo:rsid="002efa39" officeooo:paragraph-rsid="002efa39"/>
    </style:style>
    <style:style style:name="P20" style:family="paragraph" style:parent-style-name="Standard">
      <style:text-properties officeooo:rsid="0033d2b7" officeooo:paragraph-rsid="0033d2b7"/>
    </style:style>
    <style:style style:name="P21" style:family="paragraph" style:parent-style-name="Standard">
      <style:text-properties officeooo:rsid="00346b42" officeooo:paragraph-rsid="00346b42"/>
    </style:style>
    <style:style style:name="P22" style:family="paragraph" style:parent-style-name="Standard">
      <style:text-properties officeooo:rsid="0035bb8a" officeooo:paragraph-rsid="0035bb8a"/>
    </style:style>
    <style:style style:name="P23" style:family="paragraph" style:parent-style-name="Standard">
      <style:text-properties style:font-name="Courier New" fo:font-size="9pt" officeooo:rsid="0035bb8a" officeooo:paragraph-rsid="0035bb8a" style:font-size-asian="9pt" style:font-size-complex="9pt"/>
    </style:style>
    <style:style style:name="P24" style:family="paragraph" style:parent-style-name="Standard">
      <style:text-properties style:font-name="Courier New" fo:font-size="9pt" officeooo:rsid="002e03c4" officeooo:paragraph-rsid="002e03c4" style:font-size-asian="9pt" style:font-size-complex="9pt"/>
    </style:style>
    <style:style style:name="P25" style:family="paragraph" style:parent-style-name="Standard">
      <style:text-properties officeooo:rsid="0035dd70" officeooo:paragraph-rsid="0037a9f5"/>
    </style:style>
    <style:style style:name="P26" style:family="paragraph" style:parent-style-name="Standard">
      <style:text-properties officeooo:rsid="0037289a" officeooo:paragraph-rsid="0037289a"/>
    </style:style>
    <style:style style:name="P27" style:family="paragraph" style:parent-style-name="Header">
      <style:text-properties fo:font-weight="bold" officeooo:rsid="001f67d9" officeooo:paragraph-rsid="001f67d9" style:font-weight-asian="bold" style:font-weight-complex="bold"/>
    </style:style>
    <style:style style:name="T1" style:family="text">
      <style:text-properties officeooo:rsid="001f7b84"/>
    </style:style>
    <style:style style:name="T2" style:family="text">
      <style:text-properties officeooo:rsid="001f9d86"/>
    </style:style>
    <style:style style:name="T3" style:family="text">
      <style:text-properties officeooo:rsid="0022f4c8"/>
    </style:style>
    <style:style style:name="T4" style:family="text">
      <style:text-properties officeooo:rsid="0025262e"/>
    </style:style>
    <style:style style:name="T5" style:family="text">
      <style:text-properties officeooo:rsid="0027db8f"/>
    </style:style>
    <style:style style:name="T6" style:family="text">
      <style:text-properties officeooo:rsid="002d0c6d"/>
    </style:style>
    <style:style style:name="T7" style:family="text">
      <style:text-properties officeooo:rsid="002d4acf"/>
    </style:style>
    <style:style style:name="T8" style:family="text">
      <style:text-properties officeooo:rsid="002e03c4"/>
    </style:style>
    <style:style style:name="T9" style:family="text">
      <style:text-properties officeooo:rsid="002efa39"/>
    </style:style>
    <style:style style:name="T10" style:family="text">
      <style:text-properties officeooo:rsid="0030f7ba"/>
    </style:style>
    <style:style style:name="T11" style:family="text">
      <style:text-properties style:text-position="super 58%" officeooo:rsid="0030f7ba"/>
    </style:style>
    <style:style style:name="T12" style:family="text">
      <style:text-properties officeooo:rsid="00346b42"/>
    </style:style>
    <style:style style:name="T13" style:family="text">
      <style:text-properties officeooo:rsid="0035bb8a"/>
    </style:style>
    <style:style style:name="T14" style:family="text">
      <style:text-properties officeooo:rsid="0035d47b"/>
    </style:style>
    <style:style style:name="T15" style:family="text">
      <style:text-properties officeooo:rsid="00361c4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re is some commentary on the program strategy and details.</text:p>
      <text:p text:style-name="P1"/>
      <text:p text:style-name="P21">(These are more notes &amp; thoughts than a coherent description.)</text:p>
      <text:p text:style-name="P1"/>
      <text:p text:style-name="P1">ADC usage</text:p>
      <text:p text:style-name="P1"/>
      <text:p text:style-name="P1">The BMS chip has one analog buffered output, so one ADC channel must measure all the cells, thermistors, and top-of-stack voltages. Other ADC channels are used to measure pcb points, e.g. the isolated dc-dc module voltage, processor internal voltage reference and internal temperature sensor. </text:p>
      <text:p text:style-name="P1"/>
      <text:p text:style-name="P1">The measurement speed for the BMS readout is critical since during the readout the voltages for the cells are being held by 1u capacitors and due to leakage the voltage has a “slump”. While the measurement speed for the other ADC channels is not as critical a large number of readings is needed for averaging the internal voltage reference. To deal with the timing issue the program strategy uses to two ADC modes. One for BMS readout and the other for the other ADC channels.</text:p>
      <text:p text:style-name="P1"/>
      <text:p text:style-name="P1">The cell readings are not needed continuously, <text:span text:style-name="T1">and also</text:span> there is a sampling time requirement. <text:span text:style-name="T1">The flying capacitors are connected to the cell inputs with 3K resistors so there is a time constant issue with the recharging. The general plan is that the fastest rate for taking readings with be 16 per sec. This leaves 62.5 ms minus the readout duration for recharging.</text:span></text:p>
      <text:p text:style-name="P1"/>
      <text:p text:style-name="P2">ADCTask.c handles the control of the ADC readouts. After initialization the endless ‘for’ loop checks a FreeRTOS queue for a BMS readout request, without a wait. If the queue is empty it configures the ADC and DMA for reading the <text:s text:c="2"/>non-BMS ADC channels (if it is not already configured for this mode). The readout is started and a wait-for-notification is entered. When the ADC scans completes the DMA interrupt notifies the task, and the task calibrates and updates the channel readings and the ‘for’ loop repeats. This operation takes about 0.64 ms, which means any BMS readout has to wait no longer than 0.64 ms.</text:p>
      <text:p text:style-name="P2"/>
      <text:p text:style-name="P2">When a request for a BMS readout placed on the queue the ‘for’ loop checks a code on the request for the type of request. </text:p>
      <text:p text:style-name="P2"/>
      <text:p text:style-name="P3">If it the request is a ‘readbms’ the ADC is configured to read the single channel connected to the BMS buffer output. The readout requires a sequence. A command is sent; a delay for the command to “settle” <text:s/>e.g. the analog output buffer voltage, then an ADC conversion. </text:p>
      <text:p text:style-name="P3"/>
      <text:p text:style-name="P4"><text:span text:style-name="T2">The commands are 24 bits (3 bytes) sent with SPI/DMA. The not-chip-select (/CS) line to the BMS controls the latching of the command bits to the BMS. When the SPI command transmission is started the line is low, enabling the BMS. When the SPI completes the sending of the 3 bytes the bits do not take effect until the /CS line is brought high. Bringing the /CS line high “latches” the bits into the BMS register. Following the latching of the new command, there is a settling time required for the mux to do the switching and the internal buffer to voltages to “settle.”</text:span></text:p>
      <text:p text:style-name="P3"/>
      <text:p text:style-name="P5">The first cycle of the sequence sets the /SMPL bit in the command which switches the flying capacitors from the cell inputs to ground reference. A delay of 50 us is required for this operation to “settle”. <text:s/>Therefore, the sequence is for ADCTask to begin the readout sequence by sending this first command. The SPI interrupt raises the /CS line thus latching the command and a 50 us time delay is set for the <text:soft-page-break/>timer. The timer interrupt prepares the next command (cell #2), and starts the ADC conversions for the command currently latched in the BMS, i.e. cell #1.</text:p>
      <text:p text:style-name="P5"/>
      <text:p text:style-name="P12">Sequence--</text:p>
      <text:p text:style-name="P14">1. ADCTask, upon completion of the non-BMS ADC channel reads checks the queue and finds <text:span text:style-name="T13">a request.</text:span></text:p>
      <text:p text:style-name="P12"/>
      <text:p text:style-name="P14">2. <text:span text:style-name="T13">The request is a pointer to a struct ADCREADREQ</text:span> <text:span text:style-name="T13">in the requester’s task</text:span>. <text:span text:style-name="T12">Assuming the request code, ‘reqcode’, is REQ_READBMS a call to ‘adcspi_readbms’ is made which starts the sequence. It returns when the sequence is complete.</text:span></text:p>
      <text:p text:style-name="P14"/>
      <text:p text:style-name="P13">3. <text:span text:style-name="T7">Send command to switch flying caps to ground reference.</text:span></text:p>
      <text:p text:style-name="P13">‘readbms’ <text:span text:style-name="T7">starts sequence:</text:span></text:p>
      <text:p text:style-name="P12"><text:s/>- reconfigure the ADC registers for a scan of 1, <text:span text:style-name="T7">oversample 32, right shift 1.</text:span></text:p>
      <text:p text:style-name="P12">- <text:s/><text:span text:style-name="T7">Set the state for TIM15 interrupt handling to ‘TIMSTATE_SMPL.</text:span></text:p>
      <text:p text:style-name="P12">- <text:s/><text:span text:style-name="T7">Set the /CS line low to enable the MAX14921 (BMS) spi.</text:span></text:p>
      <text:p text:style-name="P12">- <text:s/><text:span text:style-name="T7">Set TIM15 for a delay slightly longer than the sending of the SPI 3 bytes.</text:span></text:p>
      <text:p text:style-name="P12">- <text:s/><text:span text:style-name="T7">Set the SPI DMA tx channel to send 3 bytes, and enable it, thus starting the sending of the SPI.</text:span></text:p>
      <text:p text:style-name="P12">- <text:span text:style-name="T7">Wait for a notification that the entire sequence has completed.</text:span></text:p>
      <text:p text:style-name="P15"/>
      <text:p text:style-name="P15">4. Start time delay for flying caps ground references.</text:p>
      <text:p text:style-name="P15">TIM15 ‘TIMSTATE_SMPL’:</text:p>
      <text:p text:style-name="P15">- <text:s/>Set the /CS line high, latching the command</text:p>
      <text:p text:style-name="P15">- <text:s/>Set the TIM15 delay to ~50us for the flying caps to be brought to ground reference.</text:p>
      <text:p text:style-name="P15">- <text:s/>Set the next TIM15 interrupt handling to TIMSTATE_2.</text:p>
      <text:p text:style-name="P15"/>
      <text:p text:style-name="P15">5. Start sending command for first cell selection.</text:p>
      <text:p text:style-name="P15">TIM15 TIMSTATE_2:</text:p>
      <text:p text:style-name="P15">- <text:span text:style-name="T8">Set /CS low for sending next command</text:span></text:p>
      <text:p text:style-name="P15">- Prepare command <text:span text:style-name="T8">for selecting cell #1 (spiidx = 0)</text:span></text:p>
      <text:p text:style-name="P15">- S<text:span text:style-name="T8">et TIM15 delay for SPI delay.</text:span></text:p>
      <text:p text:style-name="P16">- <text:span text:style-name="T8">Set </text:span>Sets the next TIM15 interrupt handling to TIMSTATE_<text:span text:style-name="T8">3</text:span>.</text:p>
      <text:p text:style-name="P16"/>
      <text:p text:style-name="P17">6. Settling time for first cell selection command</text:p>
      <text:p text:style-name="P17">TIM15 TIMSTATE_3:</text:p>
      <text:p text:style-name="P17">- Set /CS high to latch cell #1 selection selection</text:p>
      <text:p text:style-name="P17">- Set TIM15 delay for 5 us settling time.</text:p>
      <text:p text:style-name="P17">- Set TIM15 interrupt handling to TIMSTATE_N.</text:p>
      <text:p text:style-name="P17"/>
      <text:p text:style-name="P17">7. Start conversions, and sending of next cell selection.</text:p>
      <text:p text:style-name="P17">TIM15 TIMSTATE_N:</text:p>
      <text:p text:style-name="P17">- Set /CS low for to enable sending next SPI</text:p>
      <text:p text:style-name="P17">- Start ADC conversions</text:p>
      <text:p text:style-name="P17">- Start SPI sending next command.</text:p>
      <text:p text:style-name="P17">- No timer setting. Wait for ADC interrupt.</text:p>
      <text:p text:style-name="P17"/>
      <text:p text:style-name="P17">8. ADC interrupt</text:p>
      <text:p text:style-name="P17"><text:soft-page-break/>- <text:span text:style-name="T9">Set /CS high latching next command sent-and-waiting.</text:span></text:p>
      <text:p text:style-name="P17">- Store ADC result in ‘raw’ array using ‘adcidx’ index.</text:p>
      <text:p text:style-name="P18">- Advance index and</text:p>
      <text:p text:style-name="P18">- <text:span text:style-name="T9">if equal 20</text:span></text:p>
      <text:p text:style-name="P18"><text:s text:c="3"/>- - <text:span text:style-name="T10">notify task sequence completed</text:span></text:p>
      <text:p text:style-name="P18"><text:s text:c="3"/>- - <text:span text:style-name="T10">Set TIM15 interrupt handling to TIMSTATE_IDLE</text:span></text:p>
      <text:p text:style-name="P18"><text:s text:c="6"/></text:p>
      <text:p text:style-name="P18">– if less the 20,</text:p>
      <text:p text:style-name="P17">- - if equal 19</text:p>
      <text:p text:style-name="P17"><text:s text:c="7"/>Set <text:span text:style-name="T9">TIM15 delay to 60us.</text:span></text:p>
      <text:p text:style-name="P17"><text:s text:c="5"/><text:span text:style-name="T10">else</text:span></text:p>
      <text:p text:style-name="P17"><text:s text:c="7"/><text:span text:style-name="T9">Set TIM15 delay to 5 us.</text:span></text:p>
      <text:p text:style-name="P19">- Set TIM15 interrupt handling to TIMSTATE_N.</text:p>
      <text:p text:style-name="P19"/>
      <text:p text:style-name="P19">9. Step 7 above repeats <text:span text:style-name="T10">until the ADC interrupt stores the last, top-of-stack, 20</text:span><text:span text:style-name="T11">th</text:span><text:span text:style-name="T10"> reading. Note that a command is sent with the spiidx equal 20, is is the 21</text:span><text:span text:style-name="T11">st</text:span><text:span text:style-name="T10"> command. This command sets the /SMPL bit to zero. The discharge FET bits are set according to the request.</text:span></text:p>
      <text:p text:style-name="P17"/>
      <text:p text:style-name="P22">Request queue pointer points to the following struct with codes--</text:p>
      <text:p text:style-name="P22"/>
      <text:p text:style-name="P23">/* Request Codes for ADCTask services. */</text:p>
      <text:p text:style-name="P23">#define REQ_BOGUS <text:s text:c="3"/>0 <text:s/>// Trap mistakes</text:p>
      <text:p text:style-name="P23">#define REQ_READBMS <text:s/>1<text:tab/>// Read MAX1921 cells, thermistor, Top-of-stack</text:p>
      <text:p text:style-name="P23">#define REQ_CALIB <text:s text:c="3"/>2 <text:s/>// Execute a self-calib (MAX14921 Aout offset) cycle</text:p>
      <text:p text:style-name="P23">#define REQ_OPENCELL 3 <text:s/>// Do an open cell wire test</text:p>
      <text:p text:style-name="P23">#define REQ_LOWPOWER 4 <text:s/>// Place MAX14921 into low power mode.</text:p>
      <text:p text:style-name="P23">#define REQ_SETFETS <text:s/>5 <text:s/>// Set cell discharge FETs </text:p>
      <text:p text:style-name="P23"/>
      <text:p text:style-name="P23">/* Queue is a pointer to the following for requesting a "service". */</text:p>
      <text:p text:style-name="P23">struct ADCREADREQ</text:p>
      <text:p text:style-name="P23">{</text:p>
      <text:p text:style-name="P23"><text:tab/>osThreadId<text:tab/>taskhandle; // Requesting task's handle</text:p>
      <text:p text:style-name="P23"><text:tab/>BaseType_t <text:s/>tasknote; <text:s text:c="2"/>// Requesting task's notification bit</text:p>
      <text:p text:style-name="P23"><text:tab/>float* <text:s text:c="5"/>taskdata; <text:s text:c="2"/>// Requesting task's pointer to buffer to receive data</text:p>
      <text:p text:style-name="P23"><text:tab/>uint16_t <text:s text:c="3"/>cellbits; <text:s text:c="2"/>// Depends on command: FET to set; Open cell wires</text:p>
      <text:p text:style-name="P23"><text:tab/>uint8_t <text:s text:c="4"/>updn; <text:s text:c="6"/>// see above 'struct ADCSPIALL'</text:p>
      <text:p text:style-name="P23"><text:tab/>uint8_t <text:s text:c="4"/>reqcode; <text:s text:c="3"/>// Code for service requested</text:p>
      <text:p text:style-name="P23"><text:tab/>uint8_t <text:s text:c="4"/>noverlap; <text:s text:c="2"/>// see above</text:p>
      <text:p text:style-name="P23"><text:tab/>uint8_t <text:s text:c="4"/>readbmsfets;// Code for handline discharge fets during read:</text:p>
      <text:p text:style-name="P23"><text:tab/><text:tab/><text:tab/><text:tab/>// 0 = clear fets; fets remain clear after read sequence</text:p>
      <text:p text:style-name="P23"><text:tab/><text:tab/><text:tab/><text:tab/>// 1 = fet setting remains in place during read sequence</text:p>
      <text:p text:style-name="P23"><text:tab/><text:tab/><text:tab/><text:tab/>// 2 = new fet setting (from cellbits) applied after read sequence</text:p>
      <text:p text:style-name="P23"><text:tab/><text:tab/><text:tab/><text:tab/>// 3 = save fet setting; clear for read; restore after read</text:p>
      <text:p text:style-name="P23">};</text:p>
      <text:p text:style-name="P24"/>
      <text:p text:style-name="P22">After placing the request on the queue it can use a wait for notification that the request has been completed. </text:p>
      <text:p text:style-name="P22"/>
      <text:p text:style-name="P22">‘tasknote’ supplies the word/bit to identify who made the notification. </text:p>
      <text:p text:style-name="P22"/>
      <text:p text:style-name="P22">‘taskdata’ supplies a pointer to an array of floats to receive the 20 BMS readings (16 cells, three thermistors, one top-of-stack).</text:p>
      <text:p text:style-name="P22"/>
      <text:p text:style-name="P22"><text:soft-page-break/>‘cellbits’ (uint16_t) has bits to for setting each of the discharge fets. 1 sets turns the fet on.</text:p>
      <text:p text:style-name="P22"/>
      <text:p text:style-name="P22">‘updn’ controls the cell readout sequence. 0 = cell #16 read first, 1 = cell #1 read first. High numbered cells have higher leakage than lower cells so reading the high cells first is supposed to reduce the effect of leakage (“slump”) discharging the capacitors while readings are being made.</text:p>
      <text:p text:style-name="P22"/>
      <text:p text:style-name="P22">‘reqcode’ code for BMS function to be executed.</text:p>
      <text:p text:style-name="P22"/>
      <text:p text:style-name="P22">‘noverlap’ the spi is ovelapped with the adc conversions. Not overlapping might reduce ADC noise but at the expense of a longer readout duration and greater slump. Currently (3/17/2022) this is not implemented.</text:p>
      <text:p text:style-name="P22"/>
      <text:p text:style-name="P22">‘readbmsfets’ : Options for setting/resetting the discharge fets before &amp; after the readbms sequence. Most likely the readbms sequence will be done with the fets (and chargers) off. Readout with a <text:span text:style-name="T14">fet on is <text:s/>one scheme for detecting an open cell wire than using the DIAG 10 ua discharge approach.</text:span></text:p>
      <text:p text:style-name="P22"/>
      <text:p text:style-name="P6">The thermistor and top-of-stack readouts do not involve measuring voltages on capacitors so the issue of “slump” error is not involved. The time delay for settling of the analog output buffer is still present, and the top-of-stack requires a 60 us delay. </text:p>
      <text:p text:style-name="P6"/>
      <text:p text:style-name="P6">The timer interrupt handler prepares the command to be sent by the SPI. A ‘switch’ based on an index is used to deal with cells, thermistors, top-of-stack, and end of requested readout. The commands for selecting the individual cells is done via a table lookup. An option in the queued readout request can select for the cell readouts to be high-to-low cell numbers, or low-to-high. The high numbered cells are supposed to have a higher leakage current, hence faster slump rate, than the low cells, <text:span text:style-name="T3">and</text:span> the datasheet recommends high-to-low. The option allows the reverse readout so that comparisons can be made. <text:span text:style-name="T3">(Similarly, the option for overlap/not-overlap can be used to test out which provides the best accuracy.)</text:span></text:p>
      <text:p text:style-name="P6"/>
      <text:p text:style-name="P7">The ADC conversions are done using the over-sampling provision in the STM32L431. A channel is repeatedly converted and the result added to a register. At the end of the set number of conversions the register with the accumulated readings is automatically right shifted according a setting in a configuration register. The selection for the ADC channels scans is an oversampling of 32 followed by a right shift of 1, and the BMS readout is 16 with no right shift.</text:p>
      <text:p text:style-name="P7"/>
      <text:p text:style-name="P12">The ADC oversampling is set so that it takes longer than the duration required for the SPI sending of the 24b command plus settle-duration. </text:p>
      <text:p text:style-name="P7"/>
      <text:p text:style-name="P7">It is important that the interrupt priority of the TIM15, and ADC all be at the same level. Since the interrupt handling of these t<text:span text:style-name="T6">wo</text:span> interact, having the same priority avoids an intractable situation whereby one a higher priority interrupt occurs in the middle of the execution of the lower priority interrupt.</text:p>
      <text:p text:style-name="P7"/>
      <text:p text:style-name="P7">TIM15 shares the interrupt vector with TIM1. TIM1 is used for the trickle charger PWM control, along with the two comparators that break TIM1 to keep currents and voltages within limits. No interrupts are used with TIM1.</text:p>
      <text:p text:style-name="P7"/>
      <text:p text:style-name="P7"><text:soft-page-break/>TIM2 is used with the FanTask, and the fan control. It is a 32b timer, however the PWM frame rate is set for 25 Khz so it is not useful for using one of its timers for the BMS time delays. This leaves TIM15 for the time delays, however it is only 16b. For most of the time delays that is sufficient, i.e. at 16 MHz system clock the turnover duration is 4.096 ms. However, the the self-calibration command for the BMS requires approximately 8 ms. To handle this single long delay situation, the time delay for completion of the self-calibration command is simply two output capture turnovers, starting at the time the SPI command completed (and the /CS line raised to latch the command).</text:p>
      <text:p text:style-name="P7"/>
      <text:p text:style-name="P7">Yet to be tested (3/11/202) the BMS commands for readout require 5 us following the latching of the command. From the instant of raising of the /CS line to the start of the TIM15 output capture there are instructions being executed, so adding 5 us of timer ticks (i.e. at 16 Mhz system clock, 16 machine cycles per us) will result in a somewhat longer timer duration from the time the i/o line goes from low-to-high and until timer interrupt takes place, and executes up to the point where the ADC conversion start. <text:span text:style-name="T4">The amount of time will be short—maybe less than 2 us?--so that is not significant, i.e. for 16 cells, 32 us extending of a possible 316.8 us minimum. The datasheet mentions that with 1 u capacitors a readout of less than 1 ms for less than 1 mv slump error.</text:span></text:p>
      <text:p text:style-name="P7"/>
      <text:p text:style-name="P10">Ideal for timing the short (5 us) delay would be for the rising edge of the /CS i/o pin to trigger a timer input capture. The subsequent interrupt processing could check that time of capture plus 5 us and use that for adding any additional delay. If the delay had already expired the next timer step could proceed.</text:p>
      <text:p text:style-name="P10"/>
      <text:p text:style-name="P11">Next best would be to have the instruction following the one setting the /CS i/o pin trigger an input capture. That would add a few machine cycles. One problem is that if the rtos timer interrupt, which is the only higher priority interrupt, interrupted it would add more delay. This could be overcome by reading the system time before and after, but adds to the complication.</text:p>
      <text:p text:style-name="P11"/>
      <text:p text:style-name="P25">(3/20/2022) </text:p>
      <text:p text:style-name="P25">Timing. Using DTWTIME to save the system timer the number of machine cycles was measured between various points. Adding 16 to the current TIM15 counter (CNT) resulted in about 90 cycles from ADC interrupt routine entry and the TIM15 switch statement. With the oversampling set to <text:span text:style-name="T15">32 (right shift 1)</text:span> the sixteen cell measurements was taking about 500 machine cycles. The overall <text:span text:style-name="T15">measurement (cells, thermistors, top-of-stack) was 0.8 ms. With the oversampling set to 64 (right shift 2) it was 1.3 ms.</text:span></text:p>
      <text:p text:style-name="P8"/>
      <text:p text:style-name="P9">CanCommTask.c is the primary source of requests for a BMS readout. This task checks on incoming CAN msgs and when there is a request for a readout, e.g. the EMC, it places a pointer to a struct ADCREADREQ on the queue for ADCTask. The struct holds the options, pointers, notification word, etc. ADCTask executes the request and notifies the task making the request (using the data in the struct). With the new data CanCommTask sends the CAN msgs with the readings. The rate for taking readings is therefore under control of the EMC, or “whoever” sends the CAN msg for the request.</text:p>
      <text:p text:style-name="P9"/>
      <text:p text:style-name="P9">When there are no CAN msgs making a request, the endless ‘for’ loop in CanCommTask times out; makes readout request, and sends out the results as a heartbeat. The heartbeat rate is determined by the timeout count, which is a parameter.</text:p>
      <text:p text:style-name="P9"/>
      <text:p text:style-name="P9">Another readout requester is likely to be ‘main.c’ where ‘defaultTask’ makes a request for monitoring/debuggin<text:span text:style-name="T5">g</text:span>.</text:p>
      <text:p text:style-name="P9"><text:soft-page-break/></text:p>
      <text:p text:style-name="P20">The ‘readbms’ turns off the discharge FETs if they were on since the first step of setting the /SMPL bit high (set flying caps to ground reference) has the cell discharge FET bits off. Maybe this should be changed to allow these bits to remain on. The option could be in the request struct that is passed to ADCTask.c (via the pointer in the queue).</text:p>
      <text:p text:style-name="P20"/>
      <text:p text:style-name="P26">(3/21/2022)</text:p>
      <text:p text:style-name="P26"/>
      <text:p text:style-name="Standard">The BMS readout is currently controlled from the CAN communication task. CANTask waits for a CAN msg that needs a BMS readout, and upon receiving that places a request on a queue to the ADCTask. ADCtask checks the queue after each readout of the non-bms ADC channels (e.g. dc-dc converter voltage, trickle charger high voltage, etc.). When there is a queued request ADCTask switches the ADC registers to change the mode and does the BMS readout sequence. It notifies the waiting CAN comm task when the readout is complete. (The MAX14921 is somewhat faster than the ADBMS1818 this respect.) I think this sw strategy is solid for the BMS readout. BTW, other tasks can request a BMS readout, as well as the other functions, e.g. self-calibration, open wire </text:p>
      <text:p text:style-name="P26"/>
      <text:p text:style-name="P26">For balancing my thinking, as of Monday afternoon, is that balancing goes on continuously as long as the processor is running off of 12v CAN bus power. What I mean by balancing--</text:p>
      <text:p text:style-name="Standard"/>
      <text:p text:style-name="Standard">- If all cells are above the target voltage: </text:p>
      <text:p text:style-name="Standard">   turn on the dump resistor and all discharge fets.</text:p>
      <text:p text:style-name="Standard">   turn off trickle charger and external module charger control fet</text:p>
      <text:p text:style-name="Standard"/>
      <text:p text:style-name="Standard">- If any cell is below the minimum turn:</text:p>
      <text:p text:style-name="Standard">  turn off dump resistor and all discharge fets.</text:p>
      <text:p text:style-name="Standard">  turn off external module charger fet.</text:p>
      <text:p text:style-name="Standard">  turn on the trickle charger at the low rate.</text:p>
      <text:p text:style-name="Standard"/>
      <text:p text:style-name="Standard">- If one or more cells are at or above target:</text:p>
      <text:p text:style-name="Standard">  turn on selected discharge fets.</text:p>
      <text:p text:style-name="Standard">  turn off trickle charger and external module charger control fet</text:p>
      <text:p text:style-name="Standard"/>
      <text:p text:style-name="Standard">- If all cells are below target, and above minimum:</text:p>
      <text:p text:style-name="Standard">  turn on trickle charger.</text:p>
      <text:p text:style-name="Standard"/>
      <text:p text:style-name="Standard">With this scheme there is always balancing going on, unlike the BQ where there is usually deadzone specified where it goes quiet when all the cells are within some delta. With this scheme and with time, the module will end up with all the cells oscillating a tiny amount around the target voltage. This raises the issue of the target voltage. We have been thinking of two voltages. One being the storage voltage, and other a voltage that is safely below max, but still on the high slope end of the charge curve. Given the flat discharge curve for the LFP cells the discharge-fo-storage might better be a time &amp; current integration, starting from a full charge state.</text:p>
      <text:p text:style-name="Standard"/>
      <text:p text:style-name="Standard">There is also the charging/discharge current issue when balancing. The cell readout is done with the trickle charger and discharge fets all off. With a string charger it doesn't know about the charge current unless the EMC sends it a CAN msg. The on-board current sense op-amp could be used. However, it <text:soft-page-break/>might not be a problem to ignore a string charger. The EMC is supposed to turn off the string charger before sending a command to read the cells, and before turning it back on it would have to check that all the readings received.</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bold" officeooo:rsid="001f67d9" officeooo:paragraph-rsid="001f67d9"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Page <text:page-number text:select-page="current">7</text:page-number> <text:s text:c="2"/>bmsmax14921.c – some words of explanation <text:s text:c="2"/>03/11/202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11T12:52:36.676390327</meta:creation-date>
    <dc:date>2022-03-21T20:44:27.161397631</dc:date>
    <meta:editing-duration>P2DT7H50M47S</meta:editing-duration>
    <meta:editing-cycles>15</meta:editing-cycles>
    <meta:generator>LibreOffice/5.1.6.2$Linux_X86_64 LibreOffice_project/10m0$Build-2</meta:generator>
    <meta:document-statistic meta:table-count="0" meta:image-count="0" meta:object-count="0" meta:page-count="7" meta:paragraph-count="125" meta:word-count="2979" meta:character-count="17221" meta:non-whitespace-character-count="14210"/>
  </office:meta>
</office:document-meta>
</file>